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6" style:family="table">
      <style:table-properties style:width="15.023cm" fo:margin-left="0cm" fo:margin-right="-0.021cm" table:align="margins" style:writing-mode="lr-tb"/>
    </style:style>
    <style:style style:name="Tabela26.A" style:family="table-column">
      <style:table-column-properties style:column-width="12.554cm" style:rel-column-width="54762*"/>
    </style:style>
    <style:style style:name="Tabela26.B" style:family="table-column">
      <style:table-column-properties style:column-width="2.469cm" style:rel-column-width="10773*"/>
    </style:style>
    <style:style style:name="Tabela26.1" style:family="table-row">
      <style:table-row-properties style:min-row-height="0.002cm" style:keep-together="true" fo:keep-together="auto"/>
    </style:style>
    <style:style style:name="Tabela2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Inżynierka">
      <style:paragraph-properties fo:margin-left="0cm" fo:margin-right="0cm" fo:margin-top="0cm" fo:margin-bottom="0.21cm" fo:line-height="10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2cm" fo:line-height="100%" style:text-autospace="none"/>
    </style:style>
    <style:style style:name="P11" style:family="paragraph" style:parent-style-name="Standard">
      <style:paragraph-properties fo:margin-top="0cm" fo:margin-bottom="0.212cm" fo:line-height="100%" fo:text-align="end" style:justify-single-word="false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top="0cm" fo:margin-bottom="0.212cm" fo:line-height="100%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left="0.501cm" fo:margin-right="0cm" fo:margin-top="0cm" fo:margin-bottom="0.212cm" fo:line-height="100%" fo:text-indent="-0.501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4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Inżynierka">
      <style:paragraph-properties fo:margin-left="0cm" fo:margin-right="0cm" fo:margin-top="0cm" fo:margin-bottom="0.21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7.09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RTF_5f_Num_20_2">
      <style:paragraph-properties fo:margin-left="0cm" fo:margin-right="0cm" fo:margin-top="0cm" fo:margin-bottom="0.212cm" fo:line-height="100%" fo:text-indent="0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20" style:family="paragraph" style:parent-style-name="Standard" style:list-style-name="RTF_5f_Num_20_2">
      <style:paragraph-properties fo:margin-left="0.616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21" style:family="paragraph" style:parent-style-name="Standard" style:list-style-name="RTF_5f_Num_20_2">
      <style:paragraph-properties fo:margin-left="1.524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22" style:family="paragraph" style:parent-style-name="Inżynierka" style:master-page-name="Standard">
      <style:paragraph-properties fo:margin-top="0cm" fo:margin-bottom="0cm" fo:line-height="150%" style:page-number="auto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Inżynierka" style:list-style-name="L2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Inżynierka" style:list-style-name="L3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Inżynierka" style:list-style-name="L1">
      <style:paragraph-properties fo:margin-top="0cm" fo:margin-bottom="0cm" fo:line-height="150%" fo:text-align="justify" style:justify-single-word="false"/>
    </style:style>
    <style:style style:name="P26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color="#000000" fo:font-size="12pt" fo:font-weight="bold" style:font-size-asian="12pt" style:font-weight-asian="bold" style:font-size-complex="12pt" style:font-weight-complex="bold"/>
    </style:style>
    <style:style style:name="P32" style:family="paragraph" style:parent-style-name="Inżynierka" style:list-style-name="L4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language="zxx" fo:country="none" fo:font-style="normal" style:font-size-asian="10pt" style:font-style-asian="normal" style:font-size-complex="10pt" style:font-style-complex="normal"/>
    </style:style>
    <style:style style:name="T3" style:family="text"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language="zxx" fo:country="none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anguage="zxx" fo:country="non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zxx" fo:country="none" fo:font-style="normal" style:font-style-asian="normal" style:font-style-complex="normal"/>
    </style:style>
    <style:style style:name="T9" style:family="text"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T10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text-position="0% 100%"/>
    </style:style>
    <style:style style:name="T13" style:family="text">
      <style:text-properties style:text-position="0% 100%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rona Tytułowa" text:protected="true">
        <text:section-source xlink:href="../../DOWNLO~1/STRONA~1.ODT"/>
        <text:p text:style-name="Text_20_body"/>
      </text:section>
      <text:section text:style-name="Sect1" text:name="Oświadczenie" text:protected="true">
        <text:section-source xlink:href="../../DOWNLO~1/OSWIAD~1.ODT"/>
        <text:p text:style-name="Text_20_body"/>
      </text:section>
      <text:p text:style-name="Standard"/>
      <text:p text:style-name="P22">Streszczenie</text:p>
      <text:p text:style-name="P14">dfjsldkjdflgjdfljgldjgldfjgldfjgldkfjgldfjgldfjgldfjgkjdflgjdlfkgjldfjgldfjgldjlkgjldfjglkdfjglkdfjlgkdjflkgjdlfjgldfjgldfjglkdjfglkdjfg te literki są takie małe :(</text:p>
      <text:p text:style-name="P15">ale skonfigurowane i działa jak należy jest numer strony itd.</text:p>
      <text:p text:style-name="P15"/>
      <text:p text:style-name="P15"/>
      <text:p text:style-name="P4"/>
      <text:p text:style-name="P4">Słowa Kluczowe<text:span text:style-name="T1">: </text:span><text:span text:style-name="T5">Tego nie było w dokumencie XD</text:span></text:p>
      <text:p text:style-name="P2"><text:span text:style-name="T7">Dziedzina nauki i techniki, zgodnie z wymogami OECD</text:span><text:span text:style-name="T8">:</text:span><text:span text:style-name="T2"> &lt;dziedzina&gt;, &lt;technika&gt;, …</text:span></text:p>
      <text:p text:style-name="P3"/>
      <text:p text:style-name="P18"/>
      <text:p text:style-name="P26">Abstract</text:p>
      <text:p text:style-name="P14">This time i will write some gibberish words in english just to remaind myself that this section has to be english &lt;3</text:p>
      <text:p text:style-name="P15">nice</text:p>
      <text:p text:style-name="P4">Keywords<text:span text:style-name="T1">: opencv</text:span></text:p>
      <text:p text:style-name="P5"/>
      <text:p text:style-name="P28"/>
      <text:p text:style-name="P16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10"><text:span text:style-name="T4">Wykaz wa</text:span><text:span text:style-name="T9">żniejszych oznaczeń i skr</text:span><text:span text:style-name="T10">ótów ..........................................................</text:span>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list xml:id="list2674491552707063652" text:style-name="RTF_5f_Num_20_2">
              <text:list-item>
                <text:p text:style-name="P19">Wstęp i cel pracy 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list xml:id="list42308658" text:continue-numbering="true" text:style-name="RTF_5f_Num_20_2">
              <text:list-item>
                <text:p text:style-name="P19">OpenCV ..............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list xml:id="list42304670" text:continue-numbering="true" text:style-name="RTF_5f_Num_20_2">
              <text:list-item>
                <text:p text:style-name="P20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list xml:id="list42297639" text:continue-numbering="true" text:style-name="RTF_5f_Num_20_2">
              <text:list-item>
                <text:p text:style-name="P21"><text:span text:style-name="T9">Tytu</text:span><text:span text:style-name="T9">ł punktu podrozdziału 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list xml:id="list42327184" text:continue-numbering="true" text:style-name="RTF_5f_Num_20_2">
              <text:list-item>
                <text:p text:style-name="P20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0"><text:span text:style-name="T9">----- kolejne rozdzia</text:span><text:span text:style-name="T9">ły, podrozdziały i punkty ....................................................................</text:span>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3">x. Podsumowanie 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2">Wykaz literatury ................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2">Wykaz rysunków ...............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2">Wykaz tabel 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2">Dodatek A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  <table:table-row table:style-name="Tabela26.1">
          <table:table-cell table:style-name="Tabela26.A1" office:value-type="string">
            <text:p text:style-name="P12">Dodatek B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11">numer strony</text:p>
          </table:table-cell>
        </table:table-row>
      </table:table>
      <text:p text:style-name="P16"/>
      <text:list xml:id="list8914466025546593017" text:style-name="L1">
        <text:list-header>
          <text:p text:style-name="P29">Wykaz ważniejszych skrótów i oznaczeń</text:p>
        </text:list-header>
      </text:list>
      <text:p text:style-name="P5"><text:span text:style-name="T14">LBP</text:span> <text:tab/><text:tab/>–<text:tab/>Local Binary Patterns</text:p>
      <text:p text:style-name="P4"/>
      <text:list xml:id="list42309618" text:continue-numbering="true" text:style-name="L1">
        <text:list-header>
          <text:p text:style-name="P27">1. Wstęp</text:p>
        </text:list-header>
      </text:list>
      <text:p text:style-name="P14">Wraz z rozwojem technologii, naukowcy zaczęli zastanawiać się nad tym czy maszyny są w stanie myśleć. W 1956 roku podczas jednej z konferencji dotyczącej tego tematu, John McCarthy użył sformułowania 'sztuczna intelige<text:span text:style-name="T11">ncja</text:span><text:span text:style-name="T12">[1]</text:span><text:span text:style-name="T11">. Od tego cz</text:span>asu minęło wiele lat a termin ten dotyczy już nie tylko podejmowania decyzji przez maszynę liczącą ale między innymi również rozpoznawaniem obrazów.</text:p>
      <text:p text:style-name="P15">Widzenie maszynowe poruszone w niniejszej pracy jest złożonym tematem. W celu ułatwienia powstało wiele algorytmów pomagających w klasyfikacji obrazów jak i oprogramowania usprawniających ich implementację. Jednym z przykładów biblioteki wspomagających tworzenie oprogramowania do rozpoznawania obrazów jest OpenCV<text:span text:style-name="T13">[2]</text:span> (ang. Open Source Computer Vision). W skład niej wchodzą algorytmy optymalizujące, wspomagające uczenie maszynowe i mogą zostać użyte do rozpoznawania twarzy jak i śledzeniem ruchu źrenic czy usuwania efektu czerwonych oczu powstałych przy użyciu flesza. </text:p>
      <text:p text:style-name="P15">Dużym problemem jest złożoność obliczeniowa, nawet małe zdjęcia składają się z wielu pikseli a przeprowadzenia operacji na nich operacji wymaga wiele zasobów. Z tego powodu powstały sposoby klasyfikatory zajmujące się optymalizacją tego zadania. Wybór konkretnej <text:s/>metody nie jest prostym zadaniem, często ze skutecznością wiąże się dłuższy czas uczenia lub większe zapotrzebowanie na czas procesora czy pamięć. Z tego powodu dobór odpowiedniego klasyfikatora jest zadaniem nietrywialnym.</text:p>
      <text:p text:style-name="P15">W ramach pracy porównane zostaną dwa algorytmy Viola-Jones'a zwany również Treningiem Haara i LBP (ang. Local Binary Patterns). Jej rezultatem będzie tabela zawierająca czas jaki był potrzebny do nauki algorytmu, ile próbek zostało użytych a także skuteczność z jaką udało się zakwalifikować zdjęcia. </text:p>
      <text:list xml:id="list42302182" text:continue-numbering="true" text:style-name="L1">
        <text:list-header>
          <text:p text:style-name="P30">2. Cel i zakres</text:p>
        </text:list-header>
      </text:list>
      <text:p text:style-name="P15">Celem niniejszej pracy jest porównanie klasyfikatorów widzenia maszynowego i opisania ich różnic.</text:p>
      <text:list xml:id="list5698653956647012287" text:style-name="L2">
        <text:list-item>
          <text:p text:style-name="P23">Przegląd literatury na temat widzenia komputerowego i OpenCV</text:p>
        </text:list-item>
        <text:list-item>
          <text:p text:style-name="P23">Przegląd literatury na temat algorytmów Viola-Jones'a i LBP</text:p>
        </text:list-item>
        <text:list-item>
          <text:p text:style-name="P23">Wybór implementacji wymienionych klasyfikatorów</text:p>
        </text:list-item>
        <text:list-item>
          <text:p text:style-name="P23">Stworzenie aplikacji umożliwiającej porównanie</text:p>
        </text:list-item>
        <text:list-item>
          <text:p text:style-name="P23">Wykonanie testów i utworzenie pomiarów</text:p>
        </text:list-item>
      </text:list>
      <text:p text:style-name="Inżynierka"/>
      <text:list xml:id="list42324206" text:continue-list="list42302182" text:style-name="L1">
        <text:list-header>
          <text:p text:style-name="P31">3. OpenCV</text:p>
        </text:list-header>
      </text:list>
      <text:p text:style-name="P6"><text:tab/>To biblioteka z licencją open source do widzenia komputerowego i uczenia maszynowego. Powstała w celu wprowadzenia wspólnej infrastruktury dla programów do widzenia komputerowego i percepcji maszynowej w komercyjnych rozwiązaniach[2]. Wspomaga w tworzeniu aplikacji w C++, Javie, Pythonie na platformy Windows, Android, Linux czy Mac OS.</text:p>
      <text:p text:style-name="P7"/>
      <text:p text:style-name="P8">3.1 Historia OpenCV</text:p>
      <text:p text:style-name="P15">Zapoczątkowany przez firmę Intel projekt, początkowo miał usprawnić zadania o wysokiej złożoności obliczeniowej. W projekt zaangażowani byli głównie eksperci od optymalizacji i wydajności których celem było:</text:p>
      <text:list xml:id="list6691240385772244054" text:style-name="L3">
        <text:list-item>
          <text:p text:style-name="P24">stworzenie otwartej i zoptymalizowanej infrastruktury do przetwarzania obrazów,</text:p>
        </text:list-item>
        <text:list-item>
          <text:p text:style-name="P24">rozpowszechnić wiedzę i narzędzia na których programiści mogą polegać i bazować,</text:p>
        </text:list-item>
        <text:list-item>
          <text:p text:style-name="P24">wspomóc rozwój komercyjnych aplikacji poprzez udostępnienie wydajnościowo zoptymalizowanego kodu dostępnego za darmo[4].</text:p>
        </text:list-item>
      </text:list>
      <text:p text:style-name="P14">Od 2015 roku OpenCV zostało przejęte przez organizacje non-profit OpenCV.org[4].</text:p>
      <text:p text:style-name="P15"/>
      <text:p text:style-name="P15">Brak pomysłów</text:p>
      <text:p text:style-name="P15"/>
      <text:list xml:id="list4523131896164719461" text:style-name="L4">
        <text:list-header>
          <text:p text:style-name="P32">4. Haar-like</text:p>
        </text:list-header>
      </text:list>
      <text:p text:style-name="P14">Opracowana w 2001 roku przez Paul'a Viola i Michael Jones'a </text:p>
      <text:p text:style-name="P15"/>
      <text:list xml:id="list42325921" text:continue-list="list42324206" text:style-name="L1">
        <text:list-header>
          <text:p text:style-name="P30">X. Wykaz Literatury</text:p>
        </text:list-header>
        <text:list-item>
          <text:p text:style-name="P25"><text:a xlink:type="simple" xlink:href="https://pdfs.semanticscholar.org/d486/9863b5da0fa4ff5707fa972c6e1dc92474f6.pdf" text:style-name="Internet_20_link" text:visited-style-name="Visited_20_Internet_20_Link"><text:span text:style-name="T6">https://pdfs.semanticscholar.org/d486/9863b5da0fa4ff5707fa972c6e1dc92474f6.pdf</text:span></text:a></text:p>
        </text:list-item>
        <text:list-item>
          <text:p text:style-name="P25"><text:a xlink:type="simple" xlink:href="https://opencv.org/about/" text:style-name="Internet_20_link" text:visited-style-name="Visited_20_Internet_20_Link"><text:span text:style-name="T3">https://opencv.org/about/</text:span></text:a></text:p>
        </text:list-item>
        <text:list-item>
          <text:p text:style-name="P25"><text:a xlink:type="simple" xlink:href="https://pdfs.semanticscholar.org/40b1/0e330a5511a6a45f42c8b86da222504c717f.pdf" text:style-name="Internet_20_link" text:visited-style-name="Visited_20_Internet_20_Link"><text:span text:style-name="T6">https://pdfs.semanticscholar.org/40b1/0e330a5511a6a45f42c8b86da222504c717f.pdf</text:span></text:a><text:span text:style-name="T6"> </text:span></text:p>
        </text:list-item>
        <text:list-item>
          <text:p text:style-name="P25"><text:a xlink:type="simple" xlink:href="https://en.wikipedia.org/wiki/OpenCV" text:style-name="Internet_20_link" text:visited-style-name="Visited_20_Internet_20_Link"><text:span text:style-name="T6">https://en.wikipedia.org/wiki/OpenCV</text:span></text:a><text:span text:style-name="T6"> </text:span></text:p>
        </text:list-item>
      </text:list>
      <text:p text:style-name="P9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Inżynierka" style:family="paragraph" style:parent-style-name="Standard" style:class="text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702cm" fo:margin-bottom="0.508cm" fo:margin-left="2.499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Simple_20_MasterPage" style:display-name="Simple Master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Cyglicki</meta:initial-creator>
    <meta:creation-date>2019-10-13T18:18:13.51</meta:creation-date>
    <dc:date>2019-10-30T22:10:58.19</dc:date>
    <dc:creator>Filip Cyglicki</dc:creator>
    <meta:editing-duration>PT11H48M4S</meta:editing-duration>
    <meta:editing-cycles>15</meta:editing-cycles>
    <meta:generator>OpenOffice/4.1.7$Win32 OpenOffice.org_project/417m1$Build-9800</meta:generator>
    <meta:document-statistic meta:table-count="1" meta:image-count="0" meta:object-count="0" meta:page-count="10" meta:paragraph-count="66" meta:word-count="586" meta:character-count="5612"/>
  </office:meta>
</office:document-meta>
</file>